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f2ff4" officeooo:paragraph-rsid="000f2ff4"/>
    </style:style>
    <style:style style:name="P2" style:family="paragraph" style:parent-style-name="Preformatted_20_Text">
      <style:text-properties officeooo:rsid="000f2ff4" officeooo:paragraph-rsid="0024402e"/>
    </style:style>
    <style:style style:name="P3" style:family="paragraph" style:parent-style-name="Preformatted_20_Text">
      <style:text-properties officeooo:rsid="00128214" officeooo:paragraph-rsid="00128214"/>
    </style:style>
    <style:style style:name="P4" style:family="paragraph" style:parent-style-name="Preformatted_20_Text">
      <style:text-properties officeooo:rsid="00128214" officeooo:paragraph-rsid="0013ac79"/>
    </style:style>
    <style:style style:name="P5" style:family="paragraph" style:parent-style-name="Preformatted_20_Text">
      <style:text-properties officeooo:rsid="00128214" officeooo:paragraph-rsid="001b6028"/>
    </style:style>
    <style:style style:name="P6" style:family="paragraph" style:parent-style-name="Preformatted_20_Text">
      <style:text-properties officeooo:rsid="001190e3" officeooo:paragraph-rsid="000fdc07"/>
    </style:style>
    <style:style style:name="P7" style:family="paragraph" style:parent-style-name="Preformatted_20_Text">
      <style:text-properties officeooo:rsid="00190225" officeooo:paragraph-rsid="00190225"/>
    </style:style>
    <style:style style:name="P8" style:family="paragraph" style:parent-style-name="Preformatted_20_Text">
      <style:text-properties officeooo:rsid="00190225" officeooo:paragraph-rsid="001a4fd2"/>
    </style:style>
    <style:style style:name="P9" style:family="paragraph" style:parent-style-name="Preformatted_20_Text">
      <style:text-properties officeooo:rsid="00190225" officeooo:paragraph-rsid="001b6028"/>
    </style:style>
    <style:style style:name="P10" style:family="paragraph" style:parent-style-name="Preformatted_20_Text">
      <style:text-properties officeooo:rsid="001a4fd2" officeooo:paragraph-rsid="001a4fd2"/>
    </style:style>
    <style:style style:name="P11" style:family="paragraph" style:parent-style-name="Preformatted_20_Text">
      <style:text-properties officeooo:rsid="001b6028" officeooo:paragraph-rsid="001b6028"/>
    </style:style>
    <style:style style:name="P12" style:family="paragraph" style:parent-style-name="Preformatted_20_Text">
      <style:text-properties officeooo:rsid="0020e027" officeooo:paragraph-rsid="0020e027"/>
    </style:style>
    <style:style style:name="P13" style:family="paragraph" style:parent-style-name="Preformatted_20_Text">
      <style:text-properties officeooo:rsid="0021b201" officeooo:paragraph-rsid="0021b201"/>
    </style:style>
    <style:style style:name="P14" style:family="paragraph" style:parent-style-name="Preformatted_20_Text">
      <style:text-properties officeooo:rsid="002323ec" officeooo:paragraph-rsid="002323ec"/>
    </style:style>
    <style:style style:name="P15" style:family="paragraph" style:parent-style-name="Preformatted_20_Text">
      <style:text-properties officeooo:rsid="002323ec" officeooo:paragraph-rsid="00276f87"/>
    </style:style>
    <style:style style:name="P16" style:family="paragraph" style:parent-style-name="Preformatted_20_Text">
      <style:text-properties officeooo:rsid="002385c9" officeooo:paragraph-rsid="000f2ff4"/>
    </style:style>
    <style:style style:name="P17" style:family="paragraph" style:parent-style-name="Preformatted_20_Text">
      <style:text-properties officeooo:rsid="002385c9" officeooo:paragraph-rsid="0024402e"/>
    </style:style>
    <style:style style:name="P18" style:family="paragraph" style:parent-style-name="Preformatted_20_Text">
      <style:text-properties officeooo:rsid="0025b934" officeooo:paragraph-rsid="0025b934"/>
    </style:style>
    <style:style style:name="P19" style:family="paragraph" style:parent-style-name="Preformatted_20_Text">
      <style:text-properties officeooo:rsid="00261a9e" officeooo:paragraph-rsid="00261a9e"/>
    </style:style>
    <style:style style:name="P20" style:family="paragraph" style:parent-style-name="Preformatted_20_Text">
      <style:text-properties officeooo:rsid="002a5483" officeooo:paragraph-rsid="002a5483"/>
    </style:style>
    <style:style style:name="P21" style:family="paragraph" style:parent-style-name="Preformatted_20_Text">
      <style:text-properties officeooo:rsid="002a895f" officeooo:paragraph-rsid="002a895f"/>
    </style:style>
    <style:style style:name="P22" style:family="paragraph" style:parent-style-name="Preformatted_20_Text">
      <style:text-properties officeooo:rsid="002c18ed" officeooo:paragraph-rsid="002c18ed"/>
    </style:style>
    <style:style style:name="P23" style:family="paragraph" style:parent-style-name="Text_20_body">
      <style:text-properties officeooo:paragraph-rsid="002dfa50"/>
    </style:style>
    <style:style style:name="T1" style:family="text">
      <style:text-properties officeooo:rsid="0013ac79"/>
    </style:style>
    <style:style style:name="T2" style:family="text">
      <style:text-properties officeooo:rsid="0013d14c"/>
    </style:style>
    <style:style style:name="T3" style:family="text">
      <style:text-properties officeooo:rsid="0015c4ba"/>
    </style:style>
    <style:style style:name="T4" style:family="text">
      <style:text-properties officeooo:rsid="001b6028"/>
    </style:style>
    <style:style style:name="T5" style:family="text">
      <style:text-properties officeooo:rsid="00276f87"/>
    </style:style>
    <style:style style:name="T6" style:family="text">
      <style:text-properties officeooo:rsid="002ebd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students</text:p>
      <text:h text:style-name="Heading_20_1" text:outline-level="1">students managment system</text:h>
      <text:p text:style-name="P1"/>
      <text:p text:style-name="P23"><text:span text:style-name="T6">Take from Enterprise - </text:span>Signin 1, Signin 2</text:p>
      <text:h text:style-name="Heading_20_2" text:outline-level="2"/>
      <text:h text:style-name="Heading_20_2" text:outline-level="2">Authentication</text:h>
      <text:p text:style-name="P20"/>
      <text:p text:style-name="P20">Staff</text:p>
      <text:p text:style-name="P20"><text:tab/>UserName, Passsword</text:p>
      <text:p text:style-name="P20"/>
      <text:p text:style-name="P20"/>
      <text:p text:style-name="P21">User Types</text:p>
      <text:p text:style-name="P21"><text:tab/>students</text:p>
      <text:p text:style-name="P21"><text:tab/>student Representative</text:p>
      <text:p text:style-name="P21"><text:tab/>KEAM user</text:p>
      <text:p text:style-name="P21"><text:tab/>Supervisor</text:p>
      <text:p text:style-name="P21"><text:tab/>Data Entry Operator</text:p>
      <text:p text:style-name="P21"><text:tab/>Staff-in-charge</text:p>
      <text:p text:style-name="P21"><text:tab/>Teacher</text:p>
      <text:p text:style-name="P21"/>
      <text:p text:style-name="P21"/>
      <text:p text:style-name="P22">Menu for User Types</text:p>
      <text:p text:style-name="P22"><text:tab/>Read Menu from DB, Allow only permitted Users</text:p>
      <text:p text:style-name="P22"><text:tab/></text:p>
      <text:p text:style-name="P1"/>
      <text:h text:style-name="Heading_20_2" text:outline-level="2">Capture data from KEAM</text:h>
      <text:p text:style-name="P3"><text:tab/>RollNo, Rank, Name &amp; Address, Gender, MobineNo, Category, AllottedCategory</text:p>
      <text:p text:style-name="P3"/>
      <text:p text:style-name="P3">On Entering RollNo, Rank, Mobile Number or Part of Name</text:p>
      <text:p text:style-name="P3"><text:tab/>Show Corresponding Record</text:p>
      <text:p text:style-name="P4"><text:tab/>Properly format <text:span text:style-name="T1">Name</text:span></text:p>
      <text:p text:style-name="P4"><text:tab/><text:span text:style-name="T1">Properly format </text:span>Address in to 3 lines</text:p>
      <text:p text:style-name="P4"><text:tab/><text:span text:style-name="T2">PIN(may be last 6 digits from address)</text:span></text:p>
      <text:p text:style-name="P4"><text:tab/></text:p>
      <text:p text:style-name="P3"><text:tab/>Enter Other Details</text:p>
      <text:p text:style-name="P3"><text:tab/><text:tab/><text:span text:style-name="T2">AdmissionNumber</text:span></text:p>
      <text:p text:style-name="P3"><text:tab/><text:tab/><text:span text:style-name="T2">Programme</text:span></text:p>
      <text:p text:style-name="P3"><text:tab/><text:tab/><text:span text:style-name="T2">Branch</text:span></text:p>
      <text:p text:style-name="P3"/>
      <text:p text:style-name="P3"><text:tab/><text:tab/><text:span text:style-name="T2">Year of Admission</text:span></text:p>
      <text:p text:style-name="P3"><text:tab/><text:tab/><text:span text:style-name="T2">DOB</text:span></text:p>
      <text:p text:style-name="P3"><text:tab/><text:tab/></text:p>
      <text:p text:style-name="P3"><text:tab/><text:tab/></text:p>
      <text:p text:style-name="P18">Login with</text:p>
      <text:p text:style-name="P18"><text:tab/>Admission Number</text:p>
      <text:p text:style-name="P18"><text:tab/>Phone number/password</text:p>
      <text:p text:style-name="P16"/>
      <text:p text:style-name="P9">- -------------------- -</text:p>
      <text:p text:style-name="P11">Update</text:p>
      <text:p text:style-name="P5"><text:tab/><text:tab/><text:span text:style-name="T2">Blood Group</text:span></text:p>
      <text:p text:style-name="P5"><text:soft-page-break/><text:tab/><text:tab/><text:span text:style-name="T3">Alternate Phone</text:span><text:tab/></text:p>
      <text:p text:style-name="P5"><text:tab/><text:tab/><text:span text:style-name="T4">Upload Photo</text:span></text:p>
      <text:p text:style-name="P5"><text:tab/><text:tab/><text:span text:style-name="T4">upload Signature</text:span></text:p>
      <text:p text:style-name="P6"/>
      <text:p text:style-name="P8">- -------------------- -</text:p>
      <text:p text:style-name="P10">Assign RollNo</text:p>
      <text:p text:style-name="P2"/>
      <text:p text:style-name="P17">Print ID Card</text:p>
      <text:p text:style-name="P17">Prepare Exam Seating Arrangement</text:p>
      <text:p text:style-name="P17"/>
      <text:p text:style-name="P8">- -------------------- -</text:p>
      <text:p text:style-name="P8">Enter Sem 5 Elective</text:p>
      <text:p text:style-name="P7">Enter Sem 7 Elective</text:p>
      <text:p text:style-name="P7"/>
      <text:p text:style-name="P12">- -------------------- -</text:p>
      <text:p text:style-name="P12"/>
      <text:p text:style-name="P13">TBD</text:p>
      <text:p text:style-name="P12"/>
      <text:p text:style-name="P12">Semester Registration</text:p>
      <text:p text:style-name="P12">TC</text:p>
      <text:p text:style-name="P13">Exam Fees</text:p>
      <text:p text:style-name="P13">Attendance</text:p>
      <text:p text:style-name="P13">Sessional mark</text:p>
      <text:p text:style-name="P15"><text:span text:style-name="T5">Apply for </text:span>Bus </text:p>
      <text:p text:style-name="P15"><text:span text:style-name="T5">Apply for Hostel</text:span> </text:p>
      <text:p text:style-name="P15"/>
      <text:p text:style-name="P14">No Dues</text:p>
      <text:p text:style-name="P19">PTA Online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10-03T10:14:53.021534496</dc:date>
    <meta:editing-duration>PT1H50M28S</meta:editing-duration>
    <meta:editing-cycles>27</meta:editing-cycles>
    <meta:document-statistic meta:table-count="0" meta:image-count="0" meta:object-count="0" meta:page-count="2" meta:paragraph-count="60" meta:word-count="158" meta:character-count="1068" meta:non-whitespace-character-count="922"/>
  </office:meta>
</office:document-meta>
</file>